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3pt" fo:font-weight="bold" style:font-size-asian="13pt" style:font-weight-asian="bold" style:font-size-complex="13pt" style:font-weight-complex="bold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act.x</text:p>
      <text:p text:style-name="P2">struct myStruct</text:p>
      <text:p text:style-name="P2">{</text:p>
      <text:p text:style-name="P2"><text:tab/>int a;</text:p>
      <text:p text:style-name="P2">};</text:p>
      <text:p text:style-name="P2"></text:p>
      <text:p text:style-name="P2">program FACTPROG {</text:p>
      <text:p text:style-name="P2">version FACTVERS{</text:p>
      <text:p text:style-name="P2"></text:p>
      <text:p text:style-name="P2"><text:tab/>int FACTPROC(myStruct) = 1;</text:p>
      <text:p text:style-name="P2">} = 1;</text:p>
      <text:p text:style-name="P2">} = 0x20080005;</text:p>
      <text:p text:style-name="P1"/>
      <text:p text:style-name="P1"><text:span text:style-name="T2">fact_client.c</text:span></text:p>
      <text:p text:style-name="P2">#include "fact.h"</text:p>
      <text:p text:style-name="P2"></text:p>
      <text:p text:style-name="P2">void</text:p>
      <text:p text:style-name="P2">factprog_1(char *host,int a)</text:p>
      <text:p text:style-name="P2">{</text:p>
      <text:p text:style-name="P2"><text:tab/>CLIENT *clnt;</text:p>
      <text:p text:style-name="P2"><text:tab/>int <text:s/>*result_1;</text:p>
      <text:p text:style-name="P2"><text:tab/>myStruct <text:s/>factproc_1_arg;</text:p>
      <text:p text:style-name="P2"><text:tab/>factproc_1_arg.a=a;</text:p>
      <text:p text:style-name="P2"></text:p>
      <text:p text:style-name="P2">#ifndef<text:tab/>DEBUG</text:p>
      <text:p text:style-name="P2"><text:tab/>clnt = clnt_create (host, FACTPROG, FACTVERS, "udp");</text:p>
      <text:p text:style-name="P2"><text:tab/>if (clnt == NULL) {</text:p>
      <text:p text:style-name="P2"><text:tab/><text:tab/>clnt_pcreateerror (host);</text:p>
      <text:p text:style-name="P2"><text:tab/><text:tab/>exit (1);</text:p>
      <text:p text:style-name="P2"><text:tab/>}</text:p>
      <text:p text:style-name="P2">#endif<text:tab/>/* DEBUG */</text:p>
      <text:p text:style-name="P2"></text:p>
      <text:p text:style-name="P2"><text:tab/>result_1 = factproc_1(&amp;factproc_1_arg, clnt);</text:p>
      <text:p text:style-name="P2"><text:tab/>if (result_1 == (int *) NULL) {</text:p>
      <text:p text:style-name="P2"><text:tab/><text:tab/>clnt_perror (clnt, "call failed");</text:p>
      <text:p text:style-name="P2"><text:tab/>}</text:p>
      <text:p text:style-name="P2"><text:tab/>else</text:p>
      <text:p text:style-name="P2"><text:tab/>{</text:p>
      <text:p text:style-name="P2"><text:tab/>printf("\nResult=%d",*result_1);</text:p>
      <text:p text:style-name="P2">}</text:p>
      <text:p text:style-name="P2"></text:p>
      <text:p text:style-name="P2">#ifndef<text:tab/>DEBUG</text:p>
      <text:p text:style-name="P2"><text:tab/>clnt_destroy (clnt);</text:p>
      <text:p text:style-name="P2">#endif<text:tab/> /* DEBUG */</text:p>
      <text:p text:style-name="P2">}</text:p>
      <text:p text:style-name="P2"></text:p>
      <text:p text:style-name="P2">int</text:p>
      <text:p text:style-name="P2">main (int argc, char *argv[])</text:p>
      <text:p text:style-name="P2"><text:soft-page-break/>{</text:p>
      <text:p text:style-name="P2"><text:tab/>char *host;</text:p>
      <text:p text:style-name="P2"><text:tab/>int a;</text:p>
      <text:p text:style-name="P2"></text:p>
      <text:p text:style-name="P2"><text:tab/>if (argc &lt; 2) {</text:p>
      <text:p text:style-name="P2"><text:tab/><text:tab/>printf ("usage: %s server_host\n", argv[0]);</text:p>
      <text:p text:style-name="P2"><text:tab/><text:tab/>exit (1);</text:p>
      <text:p text:style-name="P2"><text:tab/>}</text:p>
      <text:p text:style-name="P2"><text:tab/>host = argv[1];</text:p>
      <text:p text:style-name="P2"><text:tab/>printf("\nEnter th no: ");</text:p>
      <text:p text:style-name="P2"><text:tab/>scanf("%d",&amp;a);</text:p>
      <text:p text:style-name="P2"><text:tab/>factprog_1 (host,a);</text:p>
      <text:p text:style-name="P2"><text:tab/></text:p>
      <text:p text:style-name="P2">exit (0);</text:p>
      <text:p text:style-name="P2">}</text:p>
      <text:p text:style-name="P2"/>
      <text:p text:style-name="P1"><text:span text:style-name="T2">fact_server.c</text:span></text:p>
      <text:p text:style-name="P2"></text:p>
      <text:p text:style-name="P2">#include "fact.h"</text:p>
      <text:p text:style-name="P2"></text:p>
      <text:p text:style-name="P2">int *</text:p>
      <text:p text:style-name="P2">factproc_1_svc(myStruct *argp, struct svc_req *rqstp)</text:p>
      <text:p text:style-name="P2">{</text:p>
      <text:p text:style-name="P2"><text:tab/>static int <text:s/>result,a,i,fact=1;</text:p>
      <text:p text:style-name="P2"><text:tab/>a=argp-&gt;a;</text:p>
      <text:p text:style-name="P2"></text:p>
      <text:p text:style-name="P2"><text:s text:c="8"/>for(i=1; i&lt;=a; i++)</text:p>
      <text:p text:style-name="P2"><text:s text:c="8"/>{</text:p>
      <text:p text:style-name="P2"><text:s text:c="12"/>fact = fact*i; <text:s text:c="13"/>// factorial = factorial*i;</text:p>
      <text:p text:style-name="P2"><text:s text:c="8"/>}</text:p>
      <text:p text:style-name="P2"><text:tab/>result=fact;</text:p>
      <text:p text:style-name="P2"><text:s text:c="8"/>printf("Factorial of %d = %d",a,result);</text:p>
      <text:p text:style-name="P2"><text:tab/>return &amp;result;</text:p>
      <text:p text:style-name="P2">}</text:p>
      <text:p text:style-name="P2"/>
      <text:p text:style-name="P2"><text:tab/><text:tab/><text:tab/><text:tab/></text:p>
      <text:p text:style-name="P2"><text:span text:style-name="T3"/></text:p>
      <text:p text:style-name="P2"><text:span text:style-name="T3"><text:tab/><text:tab/><text:tab/><text:tab/><text:tab/><text:tab/>OUTPUT</text:span></text:p>
      <text:p text:style-name="P1">SERVER SIDE</text:p>
      <text:p text:style-name="Standard">administrator@sdl18:~$ <text:span text:style-name="T5">sudo su</text:span></text:p>
      <text:p text:style-name="Standard">sudo: unable to resolve host sdl18</text:p>
      <text:p text:style-name="Standard">[sudo] password for administrator: </text:p>
      <text:p text:style-name="Standard"/>
      <text:p text:style-name="Standard">root@sdl18:/home/administrator# <text:span text:style-name="T1">mkdir Fact</text:span></text:p>
      <text:p text:style-name="Standard"/>
      <text:p text:style-name="Standard">root@sdl18:/home/administrator# <text:span text:style-name="T1">cd Fact</text:span></text:p>
      <text:p text:style-name="Standard"/>
      <text:p text:style-name="Standard">root@sdl18:/home/administrator/Fact# <text:span text:style-name="T1">sudo gedit fact.x</text:span></text:p>
      <text:p text:style-name="Standard"><text:soft-page-break/>sudo: unable to resolve host sdl18</text:p>
      <text:p text:style-name="Standard"/>
      <text:p text:style-name="Standard">root@sdl18:/home/administrator/Fact# <text:span text:style-name="T1">rpcgen -a -C fact.x</text:span></text:p>
      <text:p text:style-name="Standard"/>
      <text:p text:style-name="Standard">root@sdl18:/home/administrator/Fact# <text:span text:style-name="T1">ls</text:span></text:p>
      <text:p text:style-name="Standard">fact_client.c <text:s/>fact.h <text:s text:c="8"/>fact_svc.c <text:s/>fact.x~ <text:s text:c="4"/>Makefile.fact</text:p>
      <text:p text:style-name="Standard">fact_clnt.c <text:s text:c="3"/>fact_server.c <text:s/>fact.x <text:s text:c="5"/>fact_xdr.c</text:p>
      <text:p text:style-name="Standard"/>
      <text:p text:style-name="Standard">root@sdl18:/home/administrator/Fact# <text:span text:style-name="T1">sudo gedit Makefile.fact</text:span></text:p>
      <text:p text:style-name="Standard">sudo: unable to resolve host sdl18</text:p>
      <text:p text:style-name="Standard"/>
      <text:p text:style-name="Standard">root@sdl18:/home/administrator/Fact# <text:span text:style-name="T1">sudo gedit fact_client.c</text:span></text:p>
      <text:p text:style-name="Standard">sudo: unable to resolve host sdl18</text:p>
      <text:p text:style-name="Standard"/>
      <text:p text:style-name="Standard">root@sdl18:/home/administrator/Fact# <text:span text:style-name="T1">sudo gedit fact_server.c</text:span></text:p>
      <text:p text:style-name="Standard">sudo: unable to resolve host sdl18</text:p>
      <text:p text:style-name="Standard"/>
      <text:p text:style-name="Standard">root@sdl18:/home/administrator/Fact# <text:span text:style-name="T1">make -f Makefile.fact</text:span></text:p>
      <text:p text:style-name="Standard">cc -g -DRPC_SVC_FG <text:s text:c="2"/>-c -o fact_clnt.o fact_clnt.c</text:p>
      <text:p text:style-name="Standard">cc -g -DRPC_SVC_FG <text:s text:c="2"/>-c -o fact_client.o fact_client.c</text:p>
      <text:p text:style-name="Standard">cc -g -DRPC_SVC_FG <text:s text:c="2"/>-c -o fact_xdr.o fact_xdr.c</text:p>
      <text:p text:style-name="Standard">cc -g -DRPC_SVC_FG <text:s text:c="3"/>-o fact_client <text:s/>fact_clnt.o fact_client.o fact_xdr.o -lnsl </text:p>
      <text:p text:style-name="Standard">cc -g -DRPC_SVC_FG <text:s text:c="2"/>-c -o fact_svc.o fact_svc.c</text:p>
      <text:p text:style-name="Standard">cc -g -DRPC_SVC_FG <text:s text:c="2"/>-c -o fact_server.o fact_server.c</text:p>
      <text:p text:style-name="Standard">cc -g -DRPC_SVC_FG <text:s text:c="3"/>-o fact_server <text:s/>fact_svc.o fact_server.o fact_xdr.o -lnsl</text:p>
      <text:p text:style-name="Standard">root@sdl18:/home/administrator/Fact# <text:span text:style-name="T1">sudo ./fact_server</text:span></text:p>
      <text:p text:style-name="Standard">sudo: unable to resolve host sdl18</text:p>
      <text:p text:style-name="Standard"/>
      <text:p text:style-name="P1">CLIENT <text:s/>SIDE:</text:p>
      <text:p text:style-name="Standard"><text:a xlink:type="simple" xlink:href="mailto:root@sdl18">root@sdl18</text:a>:/home/administrator/Fact# <text:s/><text:span text:style-name="T1">./fact_client localhost</text:span></text:p>
      <text:p text:style-name="Standard"></text:p>
      <text:p text:style-name="P1">Enter th no: 4</text:p>
      <text:p text:style-name="P1"></text:p>
      <text:p text:style-name="Standard"><text:span text:style-name="T1">Result=24</text:span>root@sdl18:/home/administrator/Fact# 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 </meta:initial-creator>
    <meta:creation-date>2017-02-15T06:12:31</meta:creation-date>
    <dc:date>2017-02-15T06:24:00</dc:date>
    <dc:creator>Administrator </dc:creator>
    <meta:editing-duration>PT11M8S</meta:editing-duration>
    <meta:editing-cycles>11</meta:editing-cycles>
    <meta:generator>LibreOffice/3.5$Linux_X86_64 LibreOffice_project/350m1$Build-2</meta:generator>
    <meta:document-statistic meta:table-count="0" meta:image-count="0" meta:object-count="0" meta:page-count="3" meta:paragraph-count="116" meta:word-count="316" meta:character-count="2746" meta:non-whitespace-character-count="2267"/>
  </office:meta>
</office:document-meta>
</file>